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125in" style:rel-column-width="4050*"/>
    </style:style>
    <style:style style:name="Table1.B" style:family="table-column">
      <style:table-column-properties style:column-width="0.9604in" style:rel-column-width="1383*"/>
    </style:style>
    <style:style style:name="Table1.C" style:family="table-column">
      <style:table-column-properties style:column-width="1.4208in" style:rel-column-width="2046*"/>
    </style:style>
    <style:style style:name="Table1.D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1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background-color="#ffffff"/>
    </style:style>
    <style:style style:name="T2" style:family="text">
      <style:text-properties fo:language="en" fo:country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FACULDADE DE TECNOLOGIA SENAC <text:s/>RS<text:line-break/></text:p>
      <text:p text:style-name="P3"><text:span text:style-name="T1">CONFIRMED ENROLLMENT 2011/1 </text:span></text:p>
      <text:p text:style-name="P3"><text:span text:style-name="T1"/></text:p>
      <text:p text:style-name="P2"><text:span text:style-name="T1"><text:line-break/><text:line-break/>We declare that CAMILA SAN MARTIN AYRES, RG No. 4076982299, <text:s/>registration <text:s/>No 630910138 is regularly enrolled student <text:s/>in the 5 Semester of COURSE TECHNOLOGY ANALYSIS AND DEVELOPMENT OF SYSTEMS in class ADS5N11/1A, in turn NIGHT in the following Curriculum Units: <text:s/>: </text:span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<text:span text:style-name="T1">Curriculum Units</text:span></text:p>
          </table:table-cell>
          <table:table-cell table:style-name="Table1.A1" office:value-type="string">
            <text:p text:style-name="P11">Workload</text:p>
          </table:table-cell>
          <table:table-cell table:style-name="Table1.A1" office:value-type="string">
            <text:p text:style-name="P11">Day of the week</text:p>
          </table:table-cell>
          <table:table-cell table:style-name="Table1.D1" office:value-type="string">
            <text:p text:style-name="P11">Class</text:p>
          </table:table-cell>
        </table:table-row>
        <table:table-row>
          <table:table-cell table:style-name="Table1.A2" office:value-type="string">
            <text:p text:style-name="P1"><text:bookmark text:name="result_box"/><text:span text:style-name="T2">Operating Systems</text:span></text:p>
          </table:table-cell>
          <table:table-cell table:style-name="Table1.A2" office:value-type="string">
            <text:p text:style-name="P10">72</text:p>
          </table:table-cell>
          <table:table-cell table:style-name="Table1.A2" office:value-type="string">
            <text:p text:style-name="P10">Monday</text:p>
          </table:table-cell>
          <table:table-cell table:style-name="Table1.D2" office:value-type="string">
            <text:p text:style-name="P2"><text:span text:style-name="T1">ADS5N11/1A</text:span></text:p>
          </table:table-cell>
        </table:table-row>
        <table:table-row>
          <table:table-cell table:style-name="Table1.A2" office:value-type="string">
            <text:p text:style-name="P1"><text:bookmark text:name="result_box1"/><text:span text:style-name="T2">Programming Language III</text:span></text:p>
          </table:table-cell>
          <table:table-cell table:style-name="Table1.A2" office:value-type="string">
            <text:p text:style-name="P10">72</text:p>
          </table:table-cell>
          <table:table-cell table:style-name="Table1.A2" office:value-type="string">
            <text:p text:style-name="P10">Tuesday</text:p>
          </table:table-cell>
          <table:table-cell table:style-name="Table1.D2" office:value-type="string">
            <text:p text:style-name="P2"><text:span text:style-name="T1">ADS5N11/1A</text:span></text:p>
          </table:table-cell>
        </table:table-row>
        <table:table-row>
          <table:table-cell table:style-name="Table1.A2" office:value-type="string">
            <text:p text:style-name="P1"><text:bookmark text:name="result_box2"/><text:span text:style-name="T2">Computer Networks</text:span></text:p>
          </table:table-cell>
          <table:table-cell table:style-name="Table1.A2" office:value-type="string">
            <text:p text:style-name="P10">72</text:p>
          </table:table-cell>
          <table:table-cell table:style-name="Table1.A2" office:value-type="string">
            <text:p text:style-name="P10">Wednesday</text:p>
          </table:table-cell>
          <table:table-cell table:style-name="Table1.D2" office:value-type="string">
            <text:p text:style-name="P2"><text:span text:style-name="T1">ADS5N11/1A</text:span></text:p>
          </table:table-cell>
        </table:table-row>
        <table:table-row>
          <table:table-cell table:style-name="Table1.A2" office:value-type="string">
            <text:p text:style-name="P1"><text:bookmark text:name="result_box3"/><text:span text:style-name="T2">Internet Programming II</text:span></text:p>
          </table:table-cell>
          <table:table-cell table:style-name="Table1.A2" office:value-type="string">
            <text:p text:style-name="P10">72</text:p>
          </table:table-cell>
          <table:table-cell table:style-name="Table1.A2" office:value-type="string">
            <text:p text:style-name="P10">Thursday</text:p>
          </table:table-cell>
          <table:table-cell table:style-name="Table1.D2" office:value-type="string">
            <text:p text:style-name="P2"><text:span text:style-name="T1">ADS5N11/1A</text:span></text:p>
          </table:table-cell>
        </table:table-row>
        <table:table-row>
          <table:table-cell table:style-name="Table1.A2" office:value-type="string">
            <text:p text:style-name="P10">TCCI</text:p>
          </table:table-cell>
          <table:table-cell table:style-name="Table1.A2" office:value-type="string">
            <text:p text:style-name="P10">72</text:p>
          </table:table-cell>
          <table:table-cell table:style-name="Table1.A2" office:value-type="string">
            <text:p text:style-name="P10">Friday</text:p>
          </table:table-cell>
          <table:table-cell table:style-name="Table1.D2" office:value-type="string">
            <text:p text:style-name="P2"><text:span text:style-name="T1">ADS5N11/1A</text:span></text:p>
          </table:table-cell>
        </table:table-row>
      </table:table>
      <text:p text:style-name="P9">Total Hours: 360 </text:p>
      <text:p text:style-name="P1"><text:line-break/><text:line-break/><text:span text:style-name="T4">Term Period: 02/21/2011 to 07/08/2011 </text:span><text:line-break/><text:line-break/>Additive Contract No. 630046620 <text:line-break/><text:line-break/></text:p>
      <text:p text:style-name="P1"/>
      <text:p text:style-name="P5">PORTO ALEGRE / RS, 29 April 2011 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___________________________________________________________________________________________________</text:p>
      <text:p text:style-name="P7"><text:bookmark text:name="internal-source-marker_0.009778478099416232"/>FACULDADE DE TECNOLOGIA SENAC RS </text:p>
      <text:p text:style-name="P7">RUA CORONEL GENUINO 130 - CIDADE BAIXA - <text:s/>PORTO ALEGRE/RS</text:p>
      <text:p text:style-name="P6"><text:span text:style-name="T3">CEP: 90010-350 <text:s/>PHONE: +55 (51) 30221044 <text:s text:c="4"/></text:span><text:a xlink:type="simple" xlink:href="mailto:atendimentofatecpoa@senacrs.com.br"><text:span text:style-name="T3">atendimentofatecpoa@senacrs.com.br</text:span></text:a></text:p>
      <text:p text:style-name="P6">www.senacrs.com.b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5T13:07:42</meta:creation-date>
    <dc:date>2011-05-05T14:33:30</dc:date>
    <meta:editing-duration>PT1H25M49S</meta:editing-duration>
    <meta:editing-cycles>4</meta:editing-cycles>
    <meta:generator>LibreOffice/3.3$Linux LibreOffice_project/330m19$Build-8</meta:generator>
    <meta:document-statistic meta:table-count="1" meta:image-count="0" meta:object-count="0" meta:page-count="1" meta:paragraph-count="35" meta:word-count="126" meta:character-count="971"/>
  </office:meta>
</office:document-meta>
</file>